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fo:font-weight="normal" officeooo:rsid="000c0567" officeooo:paragraph-rsid="000c0567" style:font-size-asian="9.60000038146973pt" style:font-weight-asian="normal" style:font-size-complex="11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1pt" fo:font-weight="normal" officeooo:rsid="000c0567" officeooo:paragraph-rsid="001165ef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1pt" fo:font-weight="normal" officeooo:rsid="000ebbaf" officeooo:paragraph-rsid="000ebbaf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officeooo:rsid="000ebbaf" officeooo:paragraph-rsid="000f1a3b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fo:font-weight="bold" officeooo:rsid="000c0567" officeooo:paragraph-rsid="000c0567" style:font-size-asian="9.60000038146973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0c0567" officeooo:paragraph-rsid="000c0567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ize="11pt" fo:font-weight="normal" officeooo:rsid="000c0567" officeooo:paragraph-rsid="000c0567" style:font-size-asian="9.60000038146973pt" style:font-weight-asian="normal" style:font-size-complex="11pt" style:font-weight-complex="normal"/>
    </style:style>
    <style:style style:name="P8" style:family="paragraph" style:parent-style-name="Standard" style:master-page-name="Standard">
      <style:paragraph-properties fo:text-align="start" style:justify-single-word="false" style:page-number="auto"/>
      <style:text-properties fo:font-size="16pt" fo:font-weight="bold" officeooo:rsid="000c0567" officeooo:paragraph-rsid="000c0567" style:font-size-asian="16pt" style:font-weight-asian="bold" style:font-size-complex="16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1pt" fo:font-weight="normal" officeooo:rsid="000c0567" officeooo:paragraph-rsid="000c0567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1pt" fo:font-weight="normal" officeooo:rsid="000c0567" officeooo:paragraph-rsid="000c0567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fo:font-weight="normal" officeooo:rsid="000c0567" officeooo:paragraph-rsid="00152998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1pt" fo:font-weight="normal" officeooo:rsid="00152998" officeooo:paragraph-rsid="00152998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1pt" fo:font-weight="bold" officeooo:rsid="000c0567" officeooo:paragraph-rsid="001091f6" style:font-size-asian="9.60000038146973pt" style:font-weight-asian="bold" style:font-size-complex="11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f1a3b"/>
    </style:style>
    <style:style style:name="T3" style:family="text">
      <style:text-properties officeooo:rsid="000f1a3b"/>
    </style:style>
    <style:style style:name="T4" style:family="text">
      <style:text-properties officeooo:rsid="001091f6"/>
    </style:style>
    <style:style style:name="T5" style:family="text">
      <style:text-properties officeooo:rsid="001165ef"/>
    </style:style>
    <style:style style:name="T6" style:family="text">
      <style:text-properties officeooo:rsid="00134391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091f6" style:font-style-asian="italic" style:font-style-complex="italic"/>
    </style:style>
    <style:style style:name="T9" style:family="text">
      <style:text-properties officeooo:rsid="0015299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equirements definition for the grill restaurant campagnola website</text:p>
      <text:p text:style-name="P1"/>
      <text:p text:style-name="P13"><text:span text:style-name="T7">The main goal and purpose of this website is to present the grill-restaurant to our users and customers and make </text:span><text:span text:style-name="T8">them </text:span><text:span text:style-name="T7">feel the atmosphere in the restaurant. We should also motivate them to visit us and </text:span><text:span text:style-name="T8">convince/persuade them to</text:span><text:span text:style-name="T7"> reserv</text:span><text:span text:style-name="T8">e</text:span><text:span text:style-name="T7">/book with us either for just a weekend-dinner or for a specific event. </text:span></text:p>
      <text:p text:style-name="P1"/>
      <text:p text:style-name="P2">To be complete and consistent we will first show and demonstrate the particular atmosphere and decor in our restaurant, inspired from <text:span text:style-name="T4">the </text:span>American Road 66 restaurants in the united-states. <text:span text:style-name="T5">Next we will present some meals, dishes, specialties, and desserts</text:span> (steak &amp; fish grilling, ribeye entrecote strip, tenderloin filet mignon T-bone vegetables banana flambé, sorbet). Finally, we will present the chef, his experience and his welcome to guests (Parma in Italy, then moved to USA). A small summary paragraph should <text:span text:style-name="T5">be </text:span>enough. We could also present the whole team.</text:p>
      <text:p text:style-name="P1"><text:s/></text:p>
      <text:p text:style-name="P5">Other functionalities offered by the website <text:span text:style-name="T6">(nice to have)</text:span>:</text:p>
      <text:list xml:id="list8539364162559340630" text:style-name="L1">
        <text:list-item>
          <text:p text:style-name="P9">Reservation for events (maximum 10 persons).</text:p>
        </text:list-item>
        <text:list-item>
          <text:p text:style-name="P9">Another important feature would the possibility to reserve/book <text:span text:style-name="T6">on-line.</text:span> Customers should be able to reserve up-to 10 people. An e-mail confirmation/order should be sent to the manager of the restaurant. More than 10 persons, a phone call is required.</text:p>
        </text:list-item>
        <text:list-item>
          <text:p text:style-name="P9">Customized menus for groups with specific budget.</text:p>
        </text:list-item>
        <text:list-item>
          <text:p text:style-name="P9"><text:span text:style-name="T6">Guest-book</text:span> to leave a message or comments.</text:p>
        </text:list-item>
      </text:list>
      <text:p text:style-name="P1"/>
      <text:p text:style-name="P1"/>
      <text:p text:style-name="P1">Here are various website examples and templates to choose from:</text:p>
      <text:p text:style-name="P1"/>
      <text:p text:style-name="P1"><text:a xlink:type="simple" xlink:href="http://wrapbootstrap.com/preview/WB0P56R61">http://wrapbootstrap.com/preview/WB0P56R61</text:a></text:p>
      <text:p text:style-name="P1"><text:a xlink:type="simple" xlink:href="https://wrapbootstrap.com/tag/restaurant">https://wrapbootstrap.com/tag/restaurant</text:a></text:p>
      <text:p text:style-name="P1"><text:a xlink:type="simple" xlink:href="http://themeforest.net/category/site-templates/entertainment/restaurants-cafes">http://themeforest.net/category/site-templates/entertainment/restaurants-cafes</text:a></text:p>
      <text:p text:style-name="P1"/>
      <text:p text:style-name="P1"/>
      <text:p text:style-name="P1"><text:soft-page-break/></text:p>
      <text:p text:style-name="P11"><text:span text:style-name="T1">Domain website names:</text:span> </text:p>
      <text:p text:style-name="P12"><text:a xlink:type="simple" xlink:href="http://stonegrillrestaurantlacampagnola.com/">http://www.stonegrillrestaurantlacampagnola.com/</text:a> </text:p>
      <text:p text:style-name="P11"><text:a xlink:type="simple" xlink:href="http://www.restaurantlacampagnola.com/">http://www.restaurantlacampagnola.</text:a><text:a xlink:type="simple" xlink:href="http://www.restaurantlacampagnola.com/"><text:span text:style-name="T9">com</text:span></text:a></text:p>
      <text:p text:style-name="P11"><text:a xlink:type="simple" xlink:href="http://www.restaurantcampagnola.com/">http://www.restaurantcampagnola.</text:a><text:a xlink:type="simple" xlink:href="http://www.restaurantcampagnola.com/"><text:span text:style-name="T9">com</text:span></text:a></text:p>
      <text:p text:style-name="P11"><text:a xlink:type="simple" xlink:href="http://www.campagnola.com/">http://www.campagnola.</text:a><text:a xlink:type="simple" xlink:href="http://www.campagnola.com/"><text:span text:style-name="T9">com</text:span></text:a></text:p>
      <text:p text:style-name="P11"/>
      <text:p text:style-name="P11">To offer a better and easier user experience, all the previous website domain names should point and converge to the same website content.</text:p>
      <text:p text:style-name="P11"/>
      <text:p text:style-name="P6">Marketing and advertisement strategy</text:p>
      <text:p text:style-name="P1">To increase the likelihood of income/revenue/earnings, we will</text:p>
      <text:p text:style-name="P7">advertise the restaurant website on Facebook social media, targeting specific people, behaviors, regions, gender, and so on. (5 $ per day)</text:p>
      <text:p text:style-name="P7">organize special events using social media support.</text:p>
      <text:p text:style-name="P7">register and invite recommended and specialized institutions.</text:p>
      <text:p text:style-name="P3">First of all, we need to get rid of all nonsense and irrelevant pictures with the business.</text:p>
      <text:p text:style-name="P3">Similarly you are not using the top banner appropriately. At the back-ground you should use a picture of the restaurant and in front at the left side, a picture of you in the restaurant with the grill behind you. I have attached the pictures in the email. </text:p>
      <text:p text:style-name="P3"/>
      <text:p text:style-name="P3">Either you do it by your self or just send me the details facebook-account (username password) and I will do it.</text:p>
      <text:p text:style-name="P3"/>
      <text:p text:style-name="P3">Best regards, </text:p>
      <text:p text:style-name="P3"/>
      <text:p text:style-name="P4">Akr M'Tir <text:s text:c="2"/><text:tab/><text:tab/><text:tab/><text:tab/><text:tab/><text:tab/><text:span text:style-name="T2">Date</text:span><text:span text:style-name="T3">: Tuesday 08 September 2015</text:span></text:p>
      <text:p text:style-name="P3">Engineer CH &amp; MSc Computer Science UK</text:p>
      <text:p text:style-name="P3">1007 Lausanne</text:p>
      <text:p text:style-name="P3">004178 858 49 02, 004179 620 16 15, 004121 626 55 26</text:p>
      <text:p text:style-name="P3">skype: akmtir (akram.mtir@hotmail.com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7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0.9839in" fo:margin-right="0.9839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mtir</meta:initial-creator>
    <meta:editing-cycles>19</meta:editing-cycles>
    <meta:creation-date>2015-09-07T18:59:00</meta:creation-date>
    <dc:date>2015-11-19T14:32:12.722746425</dc:date>
    <meta:editing-duration>PT6M36S</meta:editing-duration>
    <meta:generator>LibreOffice/4.2.8.2$Linux_X86_64 LibreOffice_project/420m0$Build-2</meta:generator>
    <meta:document-statistic meta:table-count="0" meta:image-count="0" meta:object-count="0" meta:page-count="2" meta:paragraph-count="33" meta:word-count="428" meta:character-count="2928" meta:non-whitespace-character-count="252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